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Exercice 1</text:p>
      <text:p text:style-name="Standard">1) Le répertoire quand on ouvre le terminal est la session utilisateur. Il contient les dossiers Bureau, Documents, Images, Téléchargent….</text:p>
      <text:p text:style-name="Standard">8) L’exécutable créé s’appelle par défaut a.out. On peut utiliser le -o pour directement nommer le fichier en bonjour.</text:p>
      <text:p text:style-name="Standard">9) Seul le propriétaire peut le lire, le modifier et l’exécuter.</text:p>
      <text:p text:style-name="Standard">10) Le programme écrit sur la sortie standard « Bienvenue en L1. » et renvoie 0.</text:p>
      <text:p text:style-name="Standard"/>
      <text:p text:style-name="Standard">Exercice 3</text:p>
      <text:p text:style-name="Standard">2) La fonction assert sert à vérifier la valeurs entrée par l’utilisateur, avec celle ci si la valeur n’est pas valide, le programme s’arrête.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drien PHILIBERT</dc:creator>
    <meta:creation-date>2024-09-20T10:36:00Z</meta:creation-date>
    <dc:date>2024-09-22T18:47:00Z</dc:date>
    <meta:template xlink:href="Normal" xlink:type="simple"/>
    <meta:editing-cycles>8</meta:editing-cycles>
    <meta:editing-duration>PT1860S</meta:editing-duration>
    <meta:document-statistic meta:page-count="1" meta:paragraph-count="1" meta:word-count="88" meta:character-count="571" meta:row-count="4" meta:non-whitespace-character-count="484"/>
  </office:meta>
</office:document-meta>
</file>